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Run.TestRun( ConcurrentBeanWrapperTests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BeanWrapperTests.performS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ncurrentBeanWrapperTests.testConcurren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currentBeanWrapperTests.testSingle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Properties(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